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253.11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46.49pt"/>
    </style:style>
    <style:style style:name="co5" style:family="table-column">
      <style:table-column-properties fo:break-before="auto" style:column-width="460.49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59.24pt"/>
    </style:style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55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1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7.3pt" fo:break-before="auto" style:use-optimal-row-height="fals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36.54pt" fo:break-before="auto" style:use-optimal-row-height="false"/>
    </style:style>
    <style:style style:name="ro9" style:family="table-row">
      <style:table-row-properties style:row-height="45.01pt" fo:break-before="auto" style:use-optimal-row-height="true"/>
    </style:style>
    <style:style style:name="ro10" style:family="table-row">
      <style:table-row-properties style:row-height="49.49pt" fo:break-before="auto" style:use-optimal-row-height="false"/>
    </style:style>
    <style:style style:name="ro11" style:family="table-row">
      <style:table-row-properties style:row-height="60.01pt" fo:break-before="auto" style:use-optimal-row-height="false"/>
    </style:style>
    <style:style style:name="ro12" style:family="table-row">
      <style:table-row-properties style:row-height="62.25pt" fo:break-before="auto" style:use-optimal-row-height="false"/>
    </style:style>
    <style:style style:name="ro13" style:family="table-row">
      <style:table-row-properties style:row-height="57pt" fo:break-before="auto" style:use-optimal-row-height="false"/>
    </style:style>
    <style:style style:name="ro14" style:family="table-row">
      <style:table-row-properties style:row-height="35.26pt" fo:break-before="auto" style:use-optimal-row-height="false"/>
    </style:style>
    <style:style style:name="ro15" style:family="table-row">
      <style:table-row-properties style:row-height="71.26pt" fo:break-before="auto" style:use-optimal-row-height="false"/>
    </style:style>
    <style:style style:name="ro16" style:family="table-row">
      <style:table-row-properties style:row-height="56.24pt" fo:break-before="auto" style:use-optimal-row-height="false"/>
    </style:style>
    <style:style style:name="ro17" style:family="table-row">
      <style:table-row-properties style:row-height="41.75pt" fo:break-before="auto" style:use-optimal-row-height="true"/>
    </style:style>
    <style:style style:name="ro18" style:family="table-row">
      <style:table-row-properties style:row-height="14.91pt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number-columns-repeated="2"/>
          <table:table-cell office:value-type="string" calcext:value-type="string">
            <text:p>input column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istance between sensor stations (inches)</text:p>
            <text:p>51.1 – 3.0?</text:p>
          </table:table-cell>
          <table:table-cell office:value-type="float" office:value="48.1" calcext:value-type="float">
            <text:p>48.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eat(inches)</text:p>
          </table:table-cell>
          <table:table-cell office:value-type="float" office:value="10.5" calcext:value-type="float">
            <text:p>1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ance past eye (old)entered</text:p>
          </table:table-cell>
          <table:table-cell office:value-type="float" office:value="5.1" calcext:value-type="float">
            <text:p>5.1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istance past eye (old)computed</text:p>
          </table:table-cell>
          <table:table-cell/>
          <table:table-cell table:formula="of:=[.D20]-[.D14]" office:value-type="float" office:value="5.1" calcext:value-type="float">
            <text:p>5.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ifference</text:p>
          </table:table-cell>
          <table:table-cell/>
          <table:table-cell table:formula="of:=[.C8]-[.D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ance past eye(third)</text:p>
          </table:table-cell>
          <table:table-cell office:value-type="float" office:value="9.5" calcext:value-type="float">
            <text:p>9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stance to next eyespot </text:p>
          </table:table-cell>
          <table:table-cell/>
          <table:table-cell table:formula="of:=[.C7]-[.C11]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ith machine stopped, eyespots are at  ?? </text:p>
            <text:p>before third sensor</text:p>
          </table:table-cell>
          <table:table-cell/>
          <table:table-cell table:formula="of:=[.D14]" office:value-type="float" office:value="1" calcext:value-type="float">
            <text:p>1</text:p>
          </table:table-cell>
          <table:table-cell table:formula="of:=[.D15]+[.C7]" office:value-type="float" office:value="11.5" calcext:value-type="float">
            <text:p>11.5</text:p>
          </table:table-cell>
          <table:table-cell table:formula="of:=[.E15]+[.C7]" office:value-type="float" office:value="22" calcext:value-type="float">
            <text:p>22</text:p>
          </table:table-cell>
          <table:table-cell table:formula="of:=[.F15]+[.C7]" office:value-type="float" office:value="32.5" calcext:value-type="float">
            <text:p>32.5</text:p>
          </table:table-cell>
          <table:table-cell table:formula="of:=[.G15]+[.C7]" office:value-type="float" office:value="43" calcext:value-type="float">
            <text:p>43</text:p>
          </table:table-cell>
          <table:table-cell table:formula="of:=[.H15]+[.C7]" office:value-type="float" office:value="53.5" calcext:value-type="float">
            <text:p>53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eats between sensor stations</text:p>
          </table:table-cell>
          <table:table-cell/>
          <table:table-cell table:formula="of:=[.C6]/[.C7]" office:value-type="float" office:value="4.58095238095238" calcext:value-type="float">
            <text:p>4.5809523809523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ole repeats between sensor stations</text:p>
          </table:table-cell>
          <table:table-cell/>
          <table:table-cell table:formula="of:=TRUNC([.D17] 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actional repeat between sensor stations</text:p>
          </table:table-cell>
          <table:table-cell/>
          <table:table-cell table:formula="of:=[.D17]-[.D18]" office:value-type="float" office:value="0.580952380952381" calcext:value-type="float">
            <text:p>0.58095238095238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ractional repeat in inches</text:p>
          </table:table-cell>
          <table:table-cell/>
          <table:table-cell table:formula="of:=[.D19] * [.C7]" office:value-type="float" office:value="6.1" calcext:value-type="float">
            <text:p>6.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 window at ( repeat-(old dpi computed) – 0.5)</text:p>
          </table:table-cell>
          <table:table-cell/>
          <table:table-cell table:formula="of:=[.C7]-[.D9]-0.5" office:value-type="float" office:value="4.9" calcext:value-type="float">
            <text:p>4.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rvo RPTS = repeats between sens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rvo FRCTN = fraction in inches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7" table:default-cell-style-name="ce1"/>
        <table:table-row table:style-name="ro5">
          <table:table-cell table:number-columns-repeated="3"/>
          <table:table-cell office:value-type="string" calcext:value-type="string">
            <text:p>input column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2"/>
          <table:table-cell table:style-name="ce2" office:value-type="string" calcext:value-type="string">
            <text:p> given the repeat and the picture dpi, and the machine at cut position,</text:p>
            <text:p>Where is the next eyespot to hit the T&amp;B sensors?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Next picture eyespot will be seen at repeat minus distance past ey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" office:value-type="string" calcext:value-type="string">
            <text:p>Ignore whole repeats and deal with the fraction.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2" office:value-type="string" calcext:value-type="string">
            <text:p>part of the fraction is prior to the picture sensor</text:p>
            <text:p>repeat - dpi picture</text:p>
            <text:p>part of the fraction is past the t&amp;b sensors.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" office:value-type="string" calcext:value-type="string">
            <text:p>next picture eyespot will be seen at <text:s text:c="2"/>1.25, <text:s text:c="4"/>repeat <text:s/>minus distance past eye picture</text:p>
          </table:table-cell>
          <table:table-cell/>
          <table:table-cell table:formula="of:=[.D20]-[.D24]" office:value-type="float" office:value="0.300000000000001" calcext:value-type="float">
            <text:p>0.300000000000001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" office:value-type="string" calcext:value-type="string">
            <text:p>next t&amp;b eyespot will be seen at          2.5 </text:p>
            <text:p> repeat minus fractional plus next picture eyespot distance</text:p>
          </table:table-cell>
          <table:table-cell/>
          <table:table-cell table:formula="of:=[.D20]-[.F34]+[.E7]" office:value-type="float" office:value="1.7" calcext:value-type="float">
            <text:p>1.7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number-columns-repeated="2"/>
          <table:table-cell table:style-name="ce2" office:value-type="string" calcext:value-type="string">
            <text:p>t&amp;b eyespot is at 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2" office:value-type="string" calcext:value-type="string">
            <text:p>need a consistent coordinate system; picture sensor = 0</text:p>
            <text:p>and t&amp;b sensor = 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" office:value-type="string" calcext:value-type="string">
            <text:p>next picture eyespot is at </text:p>
          </table:table-cell>
          <table:table-cell/>
          <table:table-cell table:formula="of:=-([.D20]-[.D24])" office:value-type="float" office:value="-0.300000000000001" calcext:value-type="float">
            <text:p>-0.300000000000001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" office:value-type="string" calcext:value-type="string">
            <text:p>next t&amp;b eyespot is at </text:p>
          </table:table-cell>
          <table:table-cell/>
          <table:table-cell table:formula="of:=[.F34]-[.D20]" office:value-type="float" office:value="-1.4" calcext:value-type="float">
            <text:p>-1.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" office:value-type="string" calcext:value-type="string">
            <text:p>2.5 measure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"/>
          <table:table-cell table:number-columns-repeated="1021"/>
        </table:table-row>
        <table:table-row table:style-name="ro9">
          <table:table-cell table:number-columns-repeated="2"/>
          <table:table-cell table:style-name="ce2" office:value-type="string" calcext:value-type="string">
            <text:p>Need to enter 10.5(repeat) and 9.3 (dpi) and get (7.8) t&amp;b dpi.</text:p>
            <text:p>Get position of last eyespot at T&amp;B</text:p>
            <text:p>fractional repeat in inches minus(repeat minus (dpi picture))</text:p>
          </table:table-cell>
          <table:table-cell table:number-columns-repeated="4"/>
          <table:table-cell table:formula="of:=[.F34]-([.D20]-[.D24])" office:value-type="float" office:value="8.8" calcext:value-type="float">
            <text:p>8.8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" office:value-type="string" calcext:value-type="string">
            <text:p>fractional repeat in inches minus(repeat minus (dpi picture)) plus repeat</text:p>
          </table:table-cell>
          <table:table-cell table:number-columns-repeated="4"/>
          <table:table-cell table:formula="of:=[.H16] + [.D20]" office:value-type="float" office:value="19.3" calcext:value-type="float">
            <text:p>19.3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peat inches <text:s text:c="92"/>10.5 <text:s text:c="2"/>11.5 <text:s text:c="3"/>19 <text:s text:c="6"/>21 <text:s text:c="12"/>19 <text:s text:c="9"/>10.5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eyespots will be at ;(measuring toward the unwind from the center sensor)</text:p>
          </table:table-cell>
          <table:table-cell/>
          <table:table-cell table:formula="of:=[.D24] + [.D20]" office:value-type="float" office:value="20.7" calcext:value-type="float">
            <text:p>20.7</text:p>
          </table:table-cell>
          <table:table-cell table:formula="of:=[.E21]+[.D20]" office:value-type="float" office:value="31.2" calcext:value-type="float">
            <text:p>31.2</text:p>
          </table:table-cell>
          <table:table-cell table:formula="of:=[.F21]+[.D20]" office:value-type="float" office:value="41.7" calcext:value-type="float">
            <text:p>41.7</text:p>
          </table:table-cell>
          <table:table-cell table:formula="of:=[.G21]+[.D20]" office:value-type="float" office:value="52.2" calcext:value-type="float">
            <text:p>52.2</text:p>
          </table:table-cell>
          <table:table-cell table:formula="of:=[.H21]+[.D20]" office:value-type="float" office:value="62.7" calcext:value-type="float">
            <text:p>62.7</text:p>
          </table:table-cell>
          <table:table-cell table:number-columns-repeated="1015"/>
        </table:table-row>
        <table:table-row table:style-name="ro5">
          <table:table-cell table:number-columns-repeated="2"/>
          <table:table-cell office:value-type="string" calcext:value-type="string">
            <text:p>distance past eye (old) t&amp;b <text:s text:c="66"/>7.8 <text:s text:c="5"/>3.8 <text:s text:c="4"/>17.6 <text:s text:c="2"/>12.84 <text:s text:c="6"/>9.10 <text:s text:c="7"/>3.8</text:p>
          </table:table-cell>
          <table:table-cell office:value-type="float" office:value="5.1" calcext:value-type="float">
            <text:p>5.1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distance past eye (old) t&amp;b <text:s/>computed fractional part inches-(repeat-)</text:p>
          </table:table-cell>
          <table:table-cell/>
          <table:table-cell table:formula="of:=[.F34]-([.D20]-[.D24])" office:value-type="float" office:value="8.8" calcext:value-type="float">
            <text:p>8.8</text:p>
          </table:table-cell>
          <table:table-cell table:formula="of:=[.E23]+[.D20]" office:value-type="float" office:value="19.3" calcext:value-type="float">
            <text:p>19.3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distance past eye inches (new) <text:s/>, <text:s/>picture <text:s text:c="22"/>(9.25) <text:s/>10.5 <text:s text:c="3"/>10.2 <text:s text:c="4"/>4.5 <text:s text:c="3"/>4.0? <text:s text:c="9"/>15? <text:s text:c="8"/>4.5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go 1.2 inches to new sensor then 10.3 inches past the ey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distance between sensor stations <text:s/>inches <text:s/>(old 51) 51.1</text:p>
          </table:table-cell>
          <table:table-cell office:value-type="float" office:value="51.1" calcext:value-type="float">
            <text:p>51.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peats between sensor stations</text:p>
          </table:table-cell>
          <table:table-cell/>
          <table:table-cell table:formula="of:=[.D26] / [.D20]" office:value-type="float" office:value="4.86666666666667" calcext:value-type="float">
            <text:p>4.86666666666667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whole repeats</text:p>
          </table:table-cell>
          <table:table-cell table:number-columns-repeated="2"/>
          <table:table-cell table:formula="of:=TRUNC([.E28] )"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whole repeats plus 1</text:p>
          </table:table-cell>
          <table:table-cell table:number-columns-repeated="2"/>
          <table:table-cell table:formula="of:=[.F30]+1" office:value-type="float" office:value="5" calcext:value-type="float">
            <text:p>5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" office:value-type="string" calcext:value-type="string">
            <text:p>whole repeats in inches</text:p>
          </table:table-cell>
          <table:table-cell table:number-columns-repeated="2"/>
          <table:table-cell table:formula="of:=[.F30]*[.D20]" office:value-type="float" office:value="42" calcext:value-type="float">
            <text:p>42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ractional part </text:p>
          </table:table-cell>
          <table:table-cell table:number-columns-repeated="2"/>
          <table:table-cell table:formula="of:=[.E28]-TRUNC([.E28])" office:value-type="float" office:value="0.866666666666667" calcext:value-type="float">
            <text:p>0.866666666666667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ractional part in inches</text:p>
          </table:table-cell>
          <table:table-cell table:number-columns-repeated="2"/>
          <table:table-cell table:formula="of:=[.F33] * [.D20]" office:value-type="float" office:value="9.10000000000001" calcext:value-type="float">
            <text:p>9.10000000000001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repeat minus fractional part</text:p>
          </table:table-cell>
          <table:table-cell table:number-columns-repeated="2"/>
          <table:table-cell table:formula="of:=[.D20]-[.F34]" office:value-type="float" office:value="1.4" calcext:value-type="float">
            <text:p>1.4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2" office:value-type="string" calcext:value-type="string">
            <text:p>whole repeats in inches plus fractional</text:p>
            <text:p> part in inches</text:p>
          </table:table-cell>
          <table:table-cell table:number-columns-repeated="3"/>
          <table:table-cell table:formula="of:=([.F30] * [.D20]) + [.F34]" office:value-type="float" office:value="51.1" calcext:value-type="float">
            <text:p>51.1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" office:value-type="string" calcext:value-type="string">
            <text:p>one repeat - fractional part</text:p>
          </table:table-cell>
          <table:table-cell/>
          <table:table-cell table:formula="of:=[.D20]-[.F34]" office:value-type="float" office:value="1.4" calcext:value-type="float">
            <text:p>1.4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0">
          <table:table-cell table:number-columns-repeated="2"/>
          <table:table-cell table:style-name="ce2" office:value-type="string" calcext:value-type="string">
            <text:p/>
            <text:p>distance between sensor stations plus</text:p>
            <text:p>distance past eye </text:p>
            <text:p/>
          </table:table-cell>
          <table:table-cell/>
          <table:table-cell table:formula="of:=[.D26]+[.D24]" office:value-type="float" office:value="61.3" calcext:value-type="float">
            <text:p>61.3</text:p>
          </table:table-cell>
          <table:table-cell table:number-columns-repeated="1019"/>
        </table:table-row>
        <table:table-row table:style-name="ro11">
          <table:table-cell table:number-columns-repeated="2"/>
          <table:table-cell table:style-name="ce2" office:value-type="string" calcext:value-type="string">
            <text:p/>
            <text:p>distance between sensor stations plus</text:p>
            <text:p>distance past eye </text:p>
            <text:p>minus distance past eye old t&amp;b</text:p>
          </table:table-cell>
          <table:table-cell/>
          <table:table-cell table:formula="of:=[.E39] -[.D22]" office:value-type="float" office:value="56.2" calcext:value-type="float">
            <text:p>56.2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" office:value-type="string" calcext:value-type="string">
            <text:p>first</text:p>
          </table:table-cell>
          <table:table-cell/>
          <table:table-cell table:formula="of:=1*[.D20]" office:value-type="float" office:value="10.5" calcext:value-type="float">
            <text:p>10.5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" office:value-type="string" calcext:value-type="string">
            <text:p>second</text:p>
          </table:table-cell>
          <table:table-cell/>
          <table:table-cell table:formula="of:=2*[.D20]" office:value-type="float" office:value="21" calcext:value-type="float">
            <text:p>21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" office:value-type="string" calcext:value-type="string">
            <text:p>third</text:p>
          </table:table-cell>
          <table:table-cell/>
          <table:table-cell table:formula="of:=3*[.D20]" office:value-type="float" office:value="31.5" calcext:value-type="float">
            <text:p>31.5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" office:value-type="string" calcext:value-type="string">
            <text:p>fourth</text:p>
          </table:table-cell>
          <table:table-cell/>
          <table:table-cell table:formula="of:=4*[.D20]" office:value-type="float" office:value="42" calcext:value-type="float">
            <text:p>42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2">
          <table:table-cell table:number-columns-repeated="2"/>
          <table:table-cell table:style-name="ce2" office:value-type="string" calcext:value-type="string">
            <text:p>inches to next eyespot at t&amp;b</text:p>
            <text:p>repeat inches - (( distance between sensors -(repeat * whole repeats))</text:p>
          </table:table-cell>
          <table:table-cell/>
          <table:table-cell table:formula="of:=([.D20]-([.D26] -([.F30] * [.D20])))- [.D24]" office:value-type="float" office:value="-8.8" calcext:value-type="float">
            <text:p>-8.8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" office:value-type="string" calcext:value-type="string">
            <text:p>distance past the eye t&amp;b</text:p>
          </table:table-cell>
          <table:table-cell/>
          <table:table-cell table:formula="of:=[.D20]-[.E46]" office:value-type="float" office:value="19.3" calcext:value-type="float">
            <text:p>19.3</text:p>
          </table:table-cell>
          <table:table-cell table:formula="of:=([.D20] -([.D20]-([.D26]-([.F30]*[.D20])))-[.D24])" office:value-type="float" office:value="-1.1" calcext:value-type="float">
            <text:p>-1.1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formula="of:=[.D20]-(([.D20]-([.D26] -([.F30] * [.D20])))- [.D24])" office:value-type="float" office:value="19.3" calcext:value-type="float">
            <text:p>19.3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formula="of:=[.D20]-(([.D20]-([.D26]-((TRUNC([.D26]/[.D20]))*[.D20])))-[.D24])" office:value-type="float" office:value="19.3" calcext:value-type="float">
            <text:p>19.3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3">
          <table:table-cell table:number-columns-repeated="2"/>
          <table:table-cell table:style-name="ce2" office:value-type="string" calcext:value-type="string">
            <text:p>inches to next eyespot,</text:p>
            <text:p>need the fractional repeat in inches</text:p>
            <text:p/>
            <text:p> 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total distance from front eyespot to rear eyespot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4">
          <table:table-cell table:number-columns-repeated="2"/>
          <table:table-cell table:style-name="ce2" office:value-type="string" calcext:value-type="string">
            <text:p>AA  = repeats between sensor stations;</text:p>
            <text:p>distance between sensors / repeat</text:p>
          </table:table-cell>
          <table:table-cell/>
          <table:table-cell table:formula="of:=[.D26]/[.D20]" office:value-type="float" office:value="4.86666666666667" calcext:value-type="float">
            <text:p>4.86666666666667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fractional part of AA ; <text:s/>AB</text:p>
          </table:table-cell>
          <table:table-cell/>
          <table:table-cell table:formula="of:=[.E54]-TRUNC([.E54])" office:value-type="float" office:value="0.866666666666667" calcext:value-type="float">
            <text:p>0.866666666666667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fractional part of AA in inches; AC</text:p>
          </table:table-cell>
          <table:table-cell/>
          <table:table-cell table:formula="of:=[.E55] * [.D20]" office:value-type="float" office:value="9.10000000000001" calcext:value-type="float">
            <text:p>9.10000000000001</text:p>
          </table:table-cell>
          <table:table-cell table:number-columns-repeated="1019"/>
        </table:table-row>
        <table:table-row table:style-name="ro15">
          <table:table-cell table:number-columns-repeated="2"/>
          <table:table-cell table:style-name="ce2" office:value-type="string" calcext:value-type="string">
            <text:p>inches to next eyespot ;</text:p>
            <text:p>AC - distance past eye, picture </text:p>
          </table:table-cell>
          <table:table-cell/>
          <table:table-cell table:formula="of:=[.E56]-[.D24]" office:value-type="float" office:value="-1.09999999999999" calcext:value-type="float">
            <text:p>-1.09999999999999</text:p>
          </table:table-cell>
          <table:table-cell table:number-columns-repeated="1019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Max_RPM</text:p>
          </table:table-cell>
          <table:table-cell/>
          <table:table-cell table:formula="of:=([.D64]*[.D65])/[.D66]" office:value-type="float" office:value="2.875" calcext:value-type="float">
            <text:p>2.875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motor RPM</text:p>
          </table:table-cell>
          <table:table-cell office:value-type="float" office:value="1725" calcext:value-type="float">
            <text:p>1725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Numerato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denoninator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" office:value-type="string" calcext:value-type="string">
            <text:p>--------------------------------------------------------------------------------------------------------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11.5 inch repeat. <text:s text:c="2"/>3.8 inches past the eye. New sensor: 10.2 past <text:s/>1.3 to next eyespot</text:p>
          </table:table-cell>
          <table:table-cell table:number-columns-repeated="1021"/>
        </table:table-row>
        <table:table-row table:style-name="ro16">
          <table:table-cell table:number-columns-repeated="2"/>
          <table:table-cell table:style-name="ce2" office:value-type="string" calcext:value-type="string">
            <text:p>I need to generate 3,8 </text:p>
            <text:p>10.2 inches past the eye, next t&amp;b eyespot is at 7.7 inches approaching.</text:p>
            <text:p>(Repeat -(Distance past eye (new)))</text:p>
            <text:p/>
            <text:p/>
            <text:p/>
          </table:table-cell>
          <table:table-cell table:number-columns-repeated="1021"/>
        </table:table-row>
        <table:table-row table:style-name="ro17">
          <table:table-cell table:number-columns-repeated="2"/>
          <table:table-cell table:style-name="ce2" office:value-type="string" calcext:value-type="string">
            <text:p>(old distance past eye) = (fractional repeat between sensors in inches)</text:p>
            <text:p>-((repeat)-(New distance past eye))         ????????????????   Seems to work</text:p>
            <text:p>now, how to set the t&amp;b window               3.8               7.85   ???  9.1    3.1</text:p>
          </table:table-cell>
          <table:table-cell/>
          <table:table-cell table:formula="of:=[.H80]-([.D74]-[.D73])" office:value-type="float" office:value="3.1" calcext:value-type="float">
            <text:p>3.1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" office:value-type="string" calcext:value-type="string">
            <text:p>add 1 repeat <text:s text:c="66"/>17.6</text:p>
          </table:table-cell>
          <table:table-cell table:number-columns-repeated="2"/>
          <table:table-cell table:formula="of:=[.E70]+[.D74]" office:value-type="float" office:value="13.6" calcext:value-type="float">
            <text:p>13.6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new distance past eye inches <text:s text:c="21"/>10.2 <text:s/>4.5 <text:s text:c="3"/>9.25 <text:s text:c="5"/>15 <text:s text:c="2"/>15 <text:s text:c="5"/>4.5</text:p>
          </table:table-cell>
          <table:table-cell office:value-type="float" office:value="4.5" calcext:value-type="float">
            <text:p>4.5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REPEAT <text:s text:c="66"/>11.5 <text:s/>19 <text:s text:c="3"/>10.5 <text:s text:c="6"/>21 <text:s text:c="2"/>19 <text:s text:c="3"/>10.5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WINDO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distance between sensors</text:p>
          </table:table-cell>
          <table:table-cell office:value-type="float" office:value="51.1" calcext:value-type="float">
            <text:p>51.1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repeats between sensors</text:p>
          </table:table-cell>
          <table:table-cell/>
          <table:table-cell table:formula="of:=[.D76]/[.D74]" office:value-type="float" office:value="4.86666666666667" calcext:value-type="float">
            <text:p>4.86666666666667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hole repeats</text:p>
          </table:table-cell>
          <table:table-cell table:number-columns-repeated="2"/>
          <table:table-cell table:formula="of:=TRUNC([.E77])"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raction</text:p>
          </table:table-cell>
          <table:table-cell table:number-columns-repeated="3"/>
          <table:table-cell table:formula="of:=[.E77]-[.F78]" office:value-type="float" office:value="0.866666666666667" calcext:value-type="float">
            <text:p>0.866666666666667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 calcext:value-type="string">
            <text:p>fraction in inches</text:p>
          </table:table-cell>
          <table:table-cell table:number-columns-repeated="4"/>
          <table:table-cell table:formula="of:=[.G79]*[.D74]" office:value-type="float" office:value="9.10000000000001" calcext:value-type="float">
            <text:p>9.10000000000001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inches to next eyespot at t&amp;b</text:p>
          </table:table-cell>
          <table:table-cell table:number-columns-repeated="4"/>
          <table:table-cell table:formula="of:=[.D74]-[.H80]" office:value-type="float" office:value="1.4" calcext:value-type="float">
            <text:p>1.4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string" calcext:value-type="string">
            <text:p>measured 3.8 past eye</text:p>
          </table:table-cell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2" office:value-type="string" calcext:value-type="string">
            <text:p>BALLOON-LINE-1_1807201005X:  RPTS=BTSENS/REPEAT  (repeats between sensors) </text:p>
            <text:p/>
          </table:table-cell>
          <table:table-cell/>
          <table:table-cell table:formula="of:=[.D86]/[.D87]" office:value-type="float" office:value="4.86666666666667" calcext:value-type="float">
            <text:p>4.86666666666667</text:p>
          </table:table-cell>
          <table:table-cell table:number-columns-repeated="1019"/>
        </table:table-row>
        <table:table-row table:style-name="ro18">
          <table:table-cell table:number-columns-repeated="2"/>
          <table:table-cell table:style-name="ce2" office:value-type="string" calcext:value-type="string">
            <text:p><text:s text:c="15"/>BTSENS <text:s/>51.1</text:p>
          </table:table-cell>
          <table:table-cell office:value-type="float" office:value="51.1" calcext:value-type="float">
            <text:p>51.1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ce2" office:value-type="string" calcext:value-type="string">
            <text:p><text:s text:c="15"/>REPEAT <text:s/>10.5</text:p>
          </table:table-cell>
          <table:table-cell office:value-type="float" office:value="10.5" calcext:value-type="float">
            <text:p>10.5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ce2" office:value-type="string" calcext:value-type="string">
            <text:p><text:s text:c="14"/>FRCTN <text:s text:c="6"/>0.8667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2" office:value-type="string" calcext:value-type="string">
            <text:p><text:s text:c="14"/>FRCTIN <text:s text:c="4"/>9.099</text:p>
          </table:table-cell>
          <table:table-cell table:number-columns-repeated="1021"/>
        </table:table-row>
        <table:table-row table:style-name="ro18">
          <table:table-cell table:number-columns-repeated="2"/>
          <table:table-cell table:style-name="ce2" office:value-type="string" calcext:value-type="string">
            <text:p><text:s text:c="14"/>NDPI <text:s text:c="8"/>4.5</text:p>
          </table:table-cell>
          <table:table-cell office:value-type="float" office:value="4.5" calcext:value-type="float">
            <text:p>4.5</text:p>
          </table:table-cell>
          <table:table-cell table:number-columns-repeated="1020"/>
        </table:table-row>
        <table:table-row table:style-name="ro18">
          <table:table-cell table:number-columns-repeated="2"/>
          <table:table-cell table:style-name="ce2" office:value-type="string" calcext:value-type="string">
            <text:p><text:s text:c="14"/>OLDPI <text:s text:c="6"/>3.8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FRCTN =(@FRAC[RPTS]) <text:s/>; <text:s/>(fraction of a repeat between sensors) different code</text:p>
          </table:table-cell>
          <table:table-cell/>
          <table:table-cell table:formula="of:=([.E85]-(TRUNC( [.E85])))" office:value-type="float" office:value="0.866666666666667" calcext:value-type="float">
            <text:p>0.866666666666667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FRCTIN=(FRCTN*INCH) ; <text:s text:c="4"/>(fractional repeat in inches)</text:p>
          </table:table-cell>
          <table:table-cell/>
          <table:table-cell office:value-type="string" calcext:value-type="string">
            <text:p><text:s/></text:p>
          </table:table-cell>
          <table:table-cell table:formula="of:=[.E92]*[.D87]" office:value-type="float" office:value="9.10000000000001" calcext:value-type="float">
            <text:p>9.10000000000001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OLDPI=FRCTIN-(REPEAT-NDPI)</text:p>
          </table:table-cell>
          <table:table-cell table:number-columns-repeated="3"/>
          <table:table-cell table:formula="of:=[.F93]-([.D87]-[.D90])" office:value-type="float" office:value="3.1" calcext:value-type="float">
            <text:p>3.1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NEYESPT=REPEAT-FRCTN (next eyespot)</text:p>
          </table:table-cell>
          <table:table-cell table:number-columns-repeated="1021"/>
        </table:table-row>
        <table:table-row table:style-name="ro5" table:number-rows-repeated="104847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6:06:23</meta:creation-date>
    <meta:initial-creator>Ned Zacharias</meta:initial-creator>
    <dc:language>en-US</dc:language>
    <dc:date>2019-06-24T08:29:53.264000000</dc:date>
    <meta:editing-cycles>12</meta:editing-cycles>
    <meta:editing-duration>PT1H58M50S</meta:editing-duration>
    <meta:generator>LibreOffice/6.2.3.2$Windows_X86_64 LibreOffice_project/aecc05fe267cc68dde00352a451aa867b3b546ac</meta:generator>
    <meta:document-statistic meta:table-count="2" meta:cell-count="173" meta:object-count="0"/>
    <meta:user-defined meta:name="AppVersion">16.0300</meta:user-defined>
    <meta:user-defined meta:name="Company">Pioneer Balloon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